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2pt" fo:language="ru" fo:country="RU" officeooo:rsid="0001a7b2" officeooo:paragraph-rsid="0001a7b2" style:font-size-asian="10.5pt" style:font-size-complex="12pt"/>
    </style:style>
    <style:style style:name="P2" style:family="paragraph" style:parent-style-name="Frame_20_contents">
      <style:paragraph-properties fo:text-align="center" style:justify-single-word="false"/>
      <style:text-properties fo:font-size="7pt" fo:language="ru" fo:country="RU" officeooo:rsid="00061b12" officeooo:paragraph-rsid="00061b12" style:font-size-asian="6.09999990463257pt" style:font-size-complex="7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Frame_20_contents">
      <style:paragraph-properties fo:text-align="center" style:justify-single-word="false"/>
      <style:text-properties officeooo:paragraph-rsid="0000845e"/>
    </style:style>
    <style:style style:name="P5" style:family="paragraph" style:parent-style-name="Frame_20_contents">
      <style:paragraph-properties fo:text-align="center" style:justify-single-word="false"/>
      <style:text-properties officeooo:paragraph-rsid="000577c6"/>
    </style:style>
    <style:style style:name="P6" style:family="paragraph" style:parent-style-name="Frame_20_contents">
      <style:paragraph-properties fo:text-align="center" style:justify-single-word="false"/>
      <style:text-properties officeooo:paragraph-rsid="00061b12"/>
    </style:style>
    <style:style style:name="P7" style:family="paragraph" style:parent-style-name="Frame_20_contents">
      <style:paragraph-properties fo:text-align="center" style:justify-single-word="false"/>
      <style:text-properties officeooo:paragraph-rsid="0000a7a1"/>
    </style:style>
    <style:style style:name="P8" style:family="paragraph" style:parent-style-name="Frame_20_contents">
      <style:text-properties officeooo:paragraph-rsid="0000845e"/>
    </style:style>
    <style:style style:name="P9" style:family="paragraph" style:parent-style-name="Frame_20_contents">
      <style:text-properties officeooo:paragraph-rsid="000577c6"/>
    </style:style>
    <style:style style:name="P10" style:family="paragraph" style:parent-style-name="Frame_20_contents">
      <style:text-properties officeooo:paragraph-rsid="0000a7a1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fo:language="en" fo:country="US" officeooo:rsid="0000845e" style:font-size-asian="7pt" style:font-size-complex="8pt"/>
    </style:style>
    <style:style style:name="T2" style:family="text">
      <style:text-properties fo:font-size="8pt" fo:language="en" fo:country="US" officeooo:rsid="0000a7a1" style:font-size-asian="7pt" style:font-size-complex="8pt"/>
    </style:style>
    <style:style style:name="T3" style:family="text">
      <style:text-properties fo:font-size="8pt" fo:language="en" fo:country="US" officeooo:rsid="000577c6" style:font-size-asian="7pt" style:font-size-complex="8pt"/>
    </style:style>
    <style:style style:name="T4" style:family="text">
      <style:text-properties fo:font-size="8pt" fo:language="en" fo:country="US" officeooo:rsid="0000845e" style:font-size-asian="8pt" style:font-size-complex="8pt"/>
    </style:style>
    <style:style style:name="T5" style:family="text">
      <style:text-properties fo:font-size="8pt" fo:language="en" fo:country="US" officeooo:rsid="0000a7a1" style:font-size-asian="8pt" style:font-size-complex="8pt"/>
    </style:style>
    <style:style style:name="T6" style:family="text">
      <style:text-properties fo:font-size="8pt" fo:language="ru" fo:country="RU" officeooo:rsid="00067bb2" style:font-size-asian="8pt" style:font-size-complex="8pt"/>
    </style:style>
    <style:style style:name="T7" style:family="text">
      <style:text-properties fo:font-size="8pt" fo:language="ru" fo:country="RU" officeooo:rsid="000577c6" style:font-size-asian="7pt" style:font-size-complex="8pt"/>
    </style:style>
    <style:style style:name="T8" style:family="text">
      <style:text-properties fo:language="en" fo:country="US" officeooo:rsid="0000845e"/>
    </style:style>
    <style:style style:name="T9" style:family="text">
      <style:text-properties fo:font-size="7pt" fo:language="ru" fo:country="RU" officeooo:rsid="000577c6" style:font-size-asian="7pt" style:font-size-complex="7pt"/>
    </style:style>
    <style:style style:name="T10" style:family="text">
      <style:text-properties fo:font-size="7pt" fo:language="ru" fo:country="RU" officeooo:rsid="0000845e" style:font-size-asian="7pt" style:font-size-complex="7pt"/>
    </style:style>
    <style:style style:name="T11" style:family="text">
      <style:text-properties fo:font-size="7pt" fo:language="ru" fo:country="RU" officeooo:rsid="00061b12" style:font-size-asian="6.09999990463257pt" style:font-size-complex="7pt"/>
    </style:style>
    <style:style style:name="T12" style:family="text">
      <style:text-properties fo:font-size="7pt" officeooo:rsid="000577c6" style:font-size-asian="7pt" style:font-size-complex="7pt"/>
    </style:style>
    <style:style style:name="T13" style:family="text">
      <style:text-properties fo:font-size="7pt" fo:language="en" fo:country="US" officeooo:rsid="00061b12" style:font-size-asian="6.09999990463257pt" style:font-size-complex="7pt"/>
    </style:style>
    <style:style style:name="T14" style:family="text">
      <style:text-properties fo:font-size="6pt" fo:language="ru" fo:country="RU" officeooo:rsid="000577c6" style:font-size-asian="6pt" style:font-size-complex="6pt"/>
    </style:style>
    <style:style style:name="T15" style:family="text">
      <style:text-properties fo:font-size="6pt" fo:language="ru" fo:country="RU" officeooo:rsid="00061b12" style:font-size-asian="6pt" style:font-size-complex="6pt"/>
    </style:style>
    <style:style style:name="T16" style:family="text">
      <style:text-properties fo:font-size="6pt" fo:language="en" fo:country="US" officeooo:rsid="00061b12" style:font-size-asian="6pt" style:font-size-complex="6pt"/>
    </style:style>
    <style:style style:name="T17" style:family="text">
      <style:text-properties fo:font-size="6pt" fo:language="en" fo:country="US" officeooo:rsid="000577c6" style:font-size-asian="6pt" style:font-size-complex="6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style:font-name="Liberation Serif" fo:font-size="8pt" style:font-name-asian="SimSun" style:font-size-asian="8pt" style:font-name-complex="Mangal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 style:parent-style-name="Frame">
      <style:graphic-properties draw:textarea-horizontal-align="justify" draw:textarea-vertical-align="middle" draw:auto-grow-height="false" fo:min-height="0.723cm" fo:min-width="2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55cm" fo:min-width="1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1.127cm" fo:min-width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91cm" fo:min-width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0.691cm" fo:min-width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194cm" fo:min-width="1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0.855cm" fo:min-width="1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32cm" fo:min-width="1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1.164cm" fo:min-width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912cm" fo:min-width="2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1.147cm" fo:min-width="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697cm" fo:min-width="1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988cm" fo:min-width="2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984cm" fo:min-width="2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723cm" fo:min-width="2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textarea-horizontal-align="justify" draw:textarea-vertical-align="middle" draw:auto-grow-height="false" fo:min-height="1.192cm" fo:min-width="1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Врезка9" text:anchor-type="paragraph" svg:x="9.647cm" svg:y="9.874cm" svg:width="1.074cm" svg:height="0.885cm" draw:z-index="0"><draw:text-box><text:p text:style-name="P1"/><text:p text:style-name="P1"/></draw:text-box></draw:frame><draw:custom-shape text:anchor-type="paragraph" draw:z-index="1" draw:name="Фигура1" draw:style-name="gr1" svg:width="2.795cm" svg:height="1.024cm" svg:x="3.688cm" svg:y="0.074cm"><text:p text:style-name="P4"><text:span text:style-name="T10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0" draw:name="Фигура2" draw:style-name="gr2" draw:text-style-name="P11" svg:x1="5.128cm" svg:y1="1.981cm" svg:x2="5.128cm" svg:y2="1.097cm"><text:p/></draw:line><draw:custom-shape text:anchor-type="paragraph" draw:z-index="20" draw:name="Фигура3" draw:style-name="gr8" svg:width="3.132cm" svg:height="0.854cm" svg:x="3.57cm" svg:y="1.981cm"><text:p text:style-name="P4"><draw:line text:anchor-type="paragraph" draw:z-index="24" draw:name="Фигура2" draw:style-name="gr2" draw:text-style-name="P11" svg:x1="6.315cm" svg:y1="3.873cm" svg:x2="6.315cm" svg:y2="3.6cm"><text:p/></draw:line><text:span text:style-name="T6">Ввод (</text:span><text:span text:style-name="T4">a,b,c</text:span><text:span text:style-name="T6">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8" draw:name="Фигура2" draw:style-name="gr2" draw:text-style-name="P11" svg:x1="5.128cm" svg:y1="3.719cm" svg:x2="5.128cm" svg:y2="2.835cm"><text:p/></draw:line><draw:custom-shape text:anchor-type="paragraph" draw:z-index="31" draw:name="Фигура4" draw:style-name="gr6" svg:width="1.735cm" svg:height="1.384cm" svg:x="4.276cm" svg:y="3.701cm"><text:p text:style-name="P8"><text:span text:style-name="T1">a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3" draw:name="Фигура5" draw:style-name="gr2" draw:text-style-name="P11" svg:x1="6.01cm" svg:y1="4.392cm" svg:x2="10.647cm" svg:y2="4.392cm"><text:p/></draw:line><draw:custom-shape text:anchor-type="paragraph" draw:z-index="34" draw:name="Фигура6" draw:style-name="gr15" svg:width="2.691cm" svg:height="0.985cm" svg:x="9.342cm" svg:y="4.849cm"><text:p text:style-name="P4"><draw:custom-shape text:anchor-type="paragraph" draw:z-index="47" draw:name="Фигура6" draw:style-name="gr13" draw:text-style-name="P12" svg:width="1.908cm" svg:height="0.698cm" svg:x="0.212cm" svg:y="3.014cm"><text:p text:style-name="P11"><text:span text:style-name="T18">x=-b/2/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name="Фигура6" draw:style-name="gr14" draw:text-style-name="P12" svg:width="2.694cm" svg:height="0.989cm" svg:x="2.956cm" svg:y="3.02cm"><text:p text:style-name="P11"><text:span text:style-name="T18">x1=(-b</text:span><text:span text:style-name="T21">-√(</text:span><text:span text:style-name="T18">D))/2/a</text:span></text:p><text:p text:style-name="P11"><text:span text:style-name="T18">x2=(-b+</text:span><text:span text:style-name="T21">√</text:span><text:span text:style-name="T18">(D))/2/a</text:span></text:p><draw:enhanced-geometry svg:viewBox="0 0 21600 21600" draw:glue-points="10800 0 0 10800 10800 21600 21600 10800" draw:type="flowchart-process" draw:enhanced-path="M 0 0 L 21600 0 21600 21600 0 21600 0 0 Z N"/></draw:custom-shape><text:span text:style-name="T4">D=b*b-4*a*c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Фигура4" draw:style-name="gr5" draw:text-style-name="P12" svg:width="1.735cm" svg:height="1.384cm" svg:x="9.781cm" svg:y="6.119cm"><text:p text:style-name="P11"><text:span text:style-name="T18">D?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61" draw:name="Фигура5" draw:style-name="gr2" draw:text-style-name="P11" svg:x1="11.495cm" svg:y1="6.807cm" svg:x2="13.815cm" svg:y2="6.807cm"><text:p/></draw:line><draw:line text:anchor-type="paragraph" draw:z-index="62" draw:name="Фигура5" draw:style-name="gr2" draw:text-style-name="P11" svg:x1="8.188cm" svg:y1="6.81cm" svg:x2="9.781cm" svg:y2="6.812cm"><text:p/></draw:line><draw:custom-shape text:anchor-type="paragraph" draw:z-index="63" draw:name="Фигура3" draw:style-name="gr22" svg:width="2.835cm" svg:height="1.191cm" svg:x="6.675cm" svg:y="9.754cm"><text:p text:style-name="P5"><text:span text:style-name="T9">Вывод</text:span><text:span text:style-name="T7"> </text:span><text:span text:style-name="T9">«Мнимые корни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" draw:name="Фигура2" draw:style-name="gr2" draw:text-style-name="P11" svg:x1="10.638cm" svg:y1="8.23cm" svg:x2="10.638cm" svg:y2="7.502cm"><text:p/></draw:line><draw:line text:anchor-type="paragraph" draw:z-index="3" draw:name="Фигура2" draw:style-name="gr2" draw:text-style-name="P11" svg:x1="13.815cm" svg:y1="8.186cm" svg:x2="13.815cm" svg:y2="6.807cm"><text:p/></draw:line><draw:custom-shape text:anchor-type="paragraph" draw:z-index="4" draw:name="Фигура3" draw:style-name="gr3" svg:width="3.132cm" svg:height="0.854cm" svg:x="3.57cm" svg:y="1.981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" draw:name="Фигура2" draw:style-name="gr2" draw:text-style-name="P11" svg:x1="8.188cm" svg:y1="9.754cm" svg:x2="8.188cm" svg:y2="6.812cm"><text:p/></draw:line><draw:line text:anchor-type="paragraph" draw:z-index="5" draw:name="Фигура2" draw:style-name="gr2" draw:text-style-name="P11" svg:x1="13.85cm" svg:y1="9.805cm" svg:x2="13.841cm" svg:y2="9.186cm"><text:p/></draw:line><draw:custom-shape text:anchor-type="paragraph" draw:z-index="6" draw:name="Фигура7" draw:style-name="gr4" svg:width="2.858cm" svg:height="1.126cm" svg:x="12.409cm" svg:y="9.805cm"><text:p text:style-name="P2">Вывод </text:p><text:p text:style-name="P6"><text:span text:style-name="T11">(</text:span><text:span text:style-name="T13">x1,x2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name="Фигура5" draw:style-name="gr2" draw:text-style-name="P11" svg:x1="3.512cm" svg:y1="4.392cm" svg:x2="4.276cm" svg:y2="4.392cm"><text:p/></draw:line><draw:line text:anchor-type="paragraph" draw:z-index="11" draw:name="Фигура5" draw:style-name="gr2" draw:text-style-name="P11" svg:x1="2.748cm" svg:y1="4.392cm" svg:x2="3.512cm" svg:y2="4.392cm"><text:p/></draw:line><draw:line text:anchor-type="paragraph" draw:z-index="12" draw:name="Фигура5" draw:style-name="gr2" draw:text-style-name="P11" svg:x1="1.984cm" svg:y1="4.392cm" svg:x2="2.748cm" svg:y2="4.392cm"><text:p/></draw:line><draw:custom-shape text:anchor-type="paragraph" draw:z-index="13" draw:name="Фигура4" draw:style-name="gr6" svg:width="1.735cm" svg:height="1.384cm" svg:x="1.115cm" svg:y="5.272cm"><text:p text:style-name="P9"><text:span text:style-name="T3">b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5" draw:name="Фигура5" draw:style-name="gr2" draw:text-style-name="P11" svg:x1="2.849cm" svg:y1="5.965cm" svg:x2="3.613cm" svg:y2="5.965cm"><text:p/></draw:line><draw:line text:anchor-type="paragraph" draw:z-index="16" draw:name="Фигура5" draw:style-name="gr2" draw:text-style-name="P11" svg:x1="0.351cm" svg:y1="5.965cm" svg:x2="1.115cm" svg:y2="5.965cm"><text:p/></draw:line><draw:line text:anchor-type="paragraph" draw:z-index="17" draw:name="Фигура5" draw:style-name="gr2" draw:text-style-name="P11" svg:x1="3.612cm" svg:y1="5.965cm" svg:x2="5.496cm" svg:y2="5.965cm"><text:p/></draw:line><draw:line text:anchor-type="paragraph" draw:z-index="18" draw:name="Фигура2" draw:style-name="gr2" draw:text-style-name="P11" svg:x1="0.351cm" svg:y1="6.849cm" svg:x2="0.351cm" svg:y2="5.965cm"><text:p/></draw:line><draw:custom-shape text:anchor-type="paragraph" draw:z-index="19" draw:name="Фигура4" draw:style-name="gr6" svg:width="1.735cm" svg:height="1.384cm" svg:x="-0.529cm" svg:y="6.832cm"><text:p text:style-name="P10"><text:span text:style-name="T2">c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1" draw:name="Фигура2" draw:style-name="gr2" draw:text-style-name="P11" svg:x1="0.337cm" svg:y1="9.098cm" svg:x2="0.337cm" svg:y2="8.214cm"><text:p/></draw:line><draw:line text:anchor-type="paragraph" draw:z-index="22" draw:name="Фигура5" draw:style-name="gr2" draw:text-style-name="P11" svg:x1="1.205cm" svg:y1="7.523cm" svg:x2="3.108cm" svg:y2="7.523cm"><text:p/></draw:line><draw:custom-shape text:anchor-type="paragraph" draw:z-index="23" draw:name="Фигура7" draw:style-name="gr9" draw:text-style-name="P14" svg:width="3.01cm" svg:height="1.131cm" svg:x="1.367cm" svg:y="9.754cm"><text:p text:style-name="P11"><text:span text:style-name="T20">Вывод</text:span></text:p><text:p text:style-name="P11"><text:span text:style-name="T20"><text:s/></text:span><text:span text:style-name="T20">«Нет решений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name="Фигура2" draw:style-name="gr2" draw:text-style-name="P11" svg:x1="0.337cm" svg:y1="9.754cm" svg:x2="0.337cm" svg:y2="9.098cm"><text:p/></draw:line><draw:custom-shape text:anchor-type="paragraph" draw:z-index="26" draw:name="Фигура7" draw:style-name="gr10" svg:width="2.999cm" svg:height="1.163cm" svg:x="-1.282cm" svg:y="9.754cm"><text:p text:style-name="P5"><text:span text:style-name="T12">Вывод «Любое—х</text:span><text:span text:style-name="T9">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9" draw:name="Фигура2" draw:style-name="gr2" draw:text-style-name="P11" svg:x1="2.815cm" svg:y1="13.638cm" svg:x2="2.815cm" svg:y2="10.885cm"><text:p/></draw:line><draw:custom-shape text:anchor-type="paragraph" draw:z-index="30" draw:name="Фигура8" draw:style-name="gr11" svg:width="2.137cm" svg:height="0.913cm" svg:x="4.404cm" svg:y="6.503cm"><text:p text:style-name="P7"><text:span text:style-name="T5">x=-c/b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Фигура7" draw:style-name="gr12" svg:width="2.823cm" svg:height="1.146cm" svg:x="4.013cm" svg:y="9.754cm"><text:p text:style-name="P7"><text:span text:style-name="T14">Вывод «</text:span><text:span text:style-name="T15">Корень линейного уравнения</text:span><text:span text:style-name="T14">»,</text:span><text:span text:style-name="T9"> </text:span><text:span text:style-name="T16">(</text:span><text:span text:style-name="T17">x</text:span><text:span text:style-name="T16">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5" draw:name="Фигура5" draw:style-name="gr2" draw:text-style-name="P11" svg:x1="0.323cm" svg:y1="13.638cm" svg:x2="6.322cm" svg:y2="13.638cm"><text:p/></draw:line><draw:custom-shape text:anchor-type="paragraph" draw:z-index="36" draw:name="Фигура1" draw:style-name="gr16" draw:text-style-name="P14" svg:width="2.795cm" svg:height="1.024cm" svg:x="4.895cm" svg:y="14.358cm"><text:p text:style-name="P11"><text:span text:style-name="T20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37" draw:name="Фигура9" draw:style-name="gr17" draw:text-style-name="P15" svg:width="0.502cm" svg:height="0.514cm" svg:x="3.101cm" svg:y="4.011cm"><draw:text-box><text:p><text:span text:style-name="T18">ДА</text:span></text:p></draw:text-box></draw:frame><draw:frame text:anchor-type="paragraph" draw:z-index="38" draw:name="Фигура9" draw:style-name="gr17" draw:text-style-name="P15" svg:width="0.502cm" svg:height="0.514cm" svg:x="0.543cm" svg:y="5.629cm"><draw:text-box><text:p><text:span text:style-name="T18">ДА</text:span></text:p></draw:text-box></draw:frame><draw:frame text:anchor-type="paragraph" draw:z-index="39" draw:name="Фигура9" draw:style-name="gr17" draw:text-style-name="P15" svg:width="0.502cm" svg:height="0.514cm" svg:x="-0.074cm" svg:y="8.832cm"><draw:text-box><text:p><text:span text:style-name="T18">ДА</text:span></text:p></draw:text-box></draw:frame><draw:frame text:anchor-type="paragraph" draw:z-index="40" draw:name="Фигура10" draw:style-name="gr18" draw:text-style-name="P15" svg:width="0.66cm" svg:height="0.382cm" svg:x="7.945cm" svg:y="4.011cm"><draw:text-box><text:p><text:span text:style-name="T18">НЕТ</text:span></text:p></draw:text-box></draw:frame><draw:frame text:anchor-type="paragraph" draw:z-index="41" draw:name="Фигура10" draw:style-name="gr18" draw:text-style-name="P15" svg:width="0.66cm" svg:height="0.382cm" svg:x="3.392cm" svg:y="5.584cm"><draw:text-box><text:p><text:span text:style-name="T18">НЕТ</text:span></text:p></draw:text-box></draw:frame><draw:frame text:anchor-type="paragraph" draw:z-index="42" draw:name="Фигура10" draw:style-name="gr18" draw:text-style-name="P15" svg:width="0.66cm" svg:height="0.382cm" svg:x="1.852cm" svg:y="7.142cm"><draw:text-box><text:p><text:span text:style-name="T18">НЕТ</text:span></text:p></draw:text-box></draw:frame><draw:frame text:anchor-type="paragraph" draw:z-index="43" draw:name="Фигура11" draw:style-name="gr19" draw:text-style-name="P15" svg:width="1.075cm" svg:height="0.976cm" svg:x="8.707cm" svg:y="6.454cm"><draw:text-box><text:p><text:span text:style-name="T18">D&lt;0</text:span></text:p></draw:text-box></draw:frame><draw:frame text:anchor-type="paragraph" draw:z-index="44" draw:name="Фигура11" draw:style-name="gr19" draw:text-style-name="P15" svg:width="1.075cm" svg:height="0.976cm" svg:x="12.271cm" svg:y="6.477cm"><draw:text-box><text:p><text:span text:style-name="T18">D&gt;0</text:span></text:p></draw:text-box></draw:frame><draw:frame text:anchor-type="paragraph" draw:z-index="45" draw:name="Фигура11" draw:style-name="gr19" draw:text-style-name="P15" svg:width="1.075cm" svg:height="0.976cm" svg:x="10.104cm" svg:y="7.666cm"><draw:text-box><text:p><text:span text:style-name="T18">D=0</text:span></text:p></draw:text-box></draw:frame><draw:custom-shape text:anchor-type="paragraph" draw:z-index="14" draw:name="Фигура7" draw:style-name="gr7" draw:text-style-name="P13" svg:width="2.991cm" svg:height="1.193cm" svg:x="9.312cm" svg:y="9.753cm"><text:p text:style-name="P11"><text:span text:style-name="T19">Вывод «Совпадающие</text:span></text:p><text:p text:style-name="P11"><text:span text:style-name="T19"><text:s/></text:span><text:span text:style-name="T19">корни» (x)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6" draw:name="Фигура12" draw:style-name="gr20" draw:text-style-name="P11" svg:x1="6.318cm" svg:y1="13.809cm" svg:x2="13.827cm" svg:y2="13.809cm"><text:p/></draw:line><draw:line text:anchor-type="paragraph" draw:z-index="48" draw:name="Фигура31" draw:style-name="gr2" draw:text-style-name="P11" svg:x1="0.323cm" svg:y1="13.639cm" svg:x2="0.323cm" svg:y2="10.917cm"><text:p/></draw:line><draw:line text:anchor-type="paragraph" draw:z-index="49" draw:name="Фигура34" draw:style-name="gr2" draw:text-style-name="P11" svg:x1="13.827cm" svg:y1="13.81cm" svg:x2="13.827cm" svg:y2="10.931cm"><text:p/></draw:line><draw:line text:anchor-type="paragraph" draw:z-index="50" draw:name="Фигура29" draw:style-name="gr2" draw:text-style-name="P11" svg:x1="5.371cm" svg:y1="13.638cm" svg:x2="5.371cm" svg:y2="10.899cm"><text:p/></draw:line><draw:line text:anchor-type="paragraph" draw:z-index="51" draw:name="Фигура25" draw:style-name="gr2" draw:text-style-name="P11" svg:x1="5.503cm" svg:y1="7.414cm" svg:x2="5.503cm" svg:y2="9.755cm"><text:p/></draw:line><draw:line text:anchor-type="paragraph" draw:z-index="52" draw:name="Фигура21" draw:style-name="gr2" draw:text-style-name="P11" svg:x1="10.649cm" svg:y1="8.89cm" svg:x2="10.649cm" svg:y2="9.753cm"><text:p/></draw:line><draw:line text:anchor-type="paragraph" draw:z-index="53" draw:name="Фигура30" draw:style-name="gr2" draw:text-style-name="P11" svg:x1="10.624cm" svg:y1="10.945cm" svg:x2="10.624cm" svg:y2="13.875cm"><text:p/></draw:line><draw:line text:anchor-type="paragraph" draw:z-index="54" draw:name="Фигура32" draw:style-name="gr2" draw:text-style-name="P11" svg:x1="7.976cm" svg:y1="10.945cm" svg:x2="7.976cm" svg:y2="13.81cm"><text:p/></draw:line><draw:line text:anchor-type="paragraph" draw:z-index="55" draw:name="Фигура14" draw:style-name="gr2" draw:text-style-name="P11" svg:x1="5.496cm" svg:y1="5.965cm" svg:x2="5.496cm" svg:y2="6.503cm"><text:p/></draw:line><draw:line text:anchor-type="paragraph" draw:z-index="27" draw:name="Фигура2" draw:style-name="gr2" draw:text-style-name="P11" svg:x1="3.122cm" svg:y1="9.755cm" svg:x2="3.108cm" svg:y2="7.504cm"><text:p/></draw:line><draw:line text:anchor-type="paragraph" draw:z-index="56" draw:name="Фигура13" draw:style-name="gr2" draw:text-style-name="P11" svg:x1="6.322cm" svg:y1="13.638cm" svg:x2="6.322cm" svg:y2="14.358cm"><text:p/></draw:line><draw:line text:anchor-type="paragraph" draw:z-index="57" draw:name="Фигура15" draw:style-name="gr21" draw:text-style-name="P11" svg:x1="0.351cm" svg:y1="5.965cm" svg:x2="0.351cm" svg:y2="6.831cm"><text:p/></draw:line><draw:line text:anchor-type="paragraph" draw:z-index="58" draw:name="Фигура17" draw:style-name="gr21" draw:text-style-name="P11" svg:x1="1.984cm" svg:y1="4.392cm" svg:x2="1.984cm" svg:y2="5.272cm"><text:p/></draw:line><draw:line text:anchor-type="paragraph" draw:z-index="59" draw:name="Фигура22" draw:style-name="gr21" draw:text-style-name="P11" svg:x1="8.188cm" svg:y1="6.812cm" svg:x2="8.188cm" svg:y2="9.754cm"><text:p/></draw:line><draw:line text:anchor-type="paragraph" draw:z-index="64" draw:name="Фигура16" draw:style-name="gr23" draw:text-style-name="P11" svg:x1="10.647cm" svg:y1="4.392cm" svg:x2="10.647cm" svg:y2="4.84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59:22.317000000</meta:creation-date>
    <dc:date>2018-09-19T15:35:39.034000000</dc:date>
    <meta:editing-duration>PT45M43S</meta:editing-duration>
    <meta:editing-cycles>8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12" meta:word-count="21" meta:character-count="131" meta:non-whitespace-character-count="122"/>
  </office:meta>
</office:document-meta>
</file>